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getBundleIdFromModule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base64Encod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.getModuleRevisionFromModule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encode( byte [ ] in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Util.getSatisfyingCapability( IModule m , IRequirement req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encode( InputStream in , OutputStream out , int le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Util.getWire( IModule m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getClassNam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Util.getClassPackage( String class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til.getResourcePackage( String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.isServiceAssignable( Bundle requester , ServiceReference r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til.loadClassUsingClass( Class clazz , String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